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5-09-24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5-08-0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5-06-09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5-03-1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10-15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0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7-01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4-0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13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07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1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12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3-27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0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17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24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12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15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04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03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24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03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19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0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09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04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11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3-02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13788571429" calcext:value-type="float">
            <text:p>21.59137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1424" calcext:value-type="float">
            <text:p>22.01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645" calcext:value-type="float">
            <text:p>22.305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55527741935" calcext:value-type="float">
            <text:p>22.57555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88500645161" calcext:value-type="float">
            <text:p>22.1888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718425" calcext:value-type="float">
            <text:p>21.6671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124" calcext:value-type="float">
            <text:p>21.05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2250322581" calcext:value-type="float">
            <text:p>20.9242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79496774194" calcext:value-type="float">
            <text:p>20.957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68738064516" calcext:value-type="float">
            <text:p>21.0268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5764" calcext:value-type="float">
            <text:p>21.22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06722580645" calcext:value-type="float">
            <text:p>21.970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951" calcext:value-type="float">
            <text:p>22.749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71568" calcext:value-type="float">
            <text:p>23.32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4843636364" calcext:value-type="float">
            <text:p>23.71048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4432" calcext:value-type="float">
            <text:p>22.87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8052" calcext:value-type="float">
            <text:p>24.03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30832" calcext:value-type="float">
            <text:p>21.77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45496" calcext:value-type="float">
            <text:p>21.3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395375" calcext:value-type="float">
            <text:p>20.2039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48984827586" calcext:value-type="float">
            <text:p>19.774898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9212903226" calcext:value-type="float">
            <text:p>22.131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45736" calcext:value-type="float">
            <text:p>23.33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27460645161" calcext:value-type="float">
            <text:p>23.6427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8379354839" calcext:value-type="float">
            <text:p>23.7018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3376516129" calcext:value-type="float">
            <text:p>23.6233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58123870968" calcext:value-type="float">
            <text:p>23.0058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8859354839" calcext:value-type="float">
            <text:p>22.18088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6512" calcext:value-type="float">
            <text:p>21.8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84075" calcext:value-type="float">
            <text:p>21.2048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81423448276" calcext:value-type="float">
            <text:p>20.68814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99010526316" calcext:value-type="float">
            <text:p>22.669901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8736" calcext:value-type="float">
            <text:p>23.06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4972903226" calcext:value-type="float">
            <text:p>23.3114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7552" calcext:value-type="float">
            <text:p>23.84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48627096774" calcext:value-type="float">
            <text:p>23.76486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7951483871" calcext:value-type="float">
            <text:p>23.5779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11856" calcext:value-type="float">
            <text:p>23.15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94624516129" calcext:value-type="float">
            <text:p>22.6394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5064" calcext:value-type="float">
            <text:p>22.00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8412903226" calcext:value-type="float">
            <text:p>21.872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4675862069" calcext:value-type="float">
            <text:p>21.5824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8482580645" calcext:value-type="float">
            <text:p>22.9978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1816774194" calcext:value-type="float">
            <text:p>23.1951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07" calcext:value-type="float">
            <text:p>23.3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9029677419" calcext:value-type="float">
            <text:p>23.9149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0556" calcext:value-type="float">
            <text:p>24.26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74752" calcext:value-type="float">
            <text:p>23.750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93163076923" calcext:value-type="float">
            <text:p>22.489316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9138823529" calcext:value-type="float">
            <text:p>22.439913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40129230769" calcext:value-type="float">
            <text:p>23.784012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987425" calcext:value-type="float">
            <text:p>24.1398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6151483871" calcext:value-type="float">
            <text:p>24.4161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72448" calcext:value-type="float">
            <text:p>25.04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054925" calcext:value-type="float">
            <text:p>25.7305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14248" calcext:value-type="float">
            <text:p>25.47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90655483871" calcext:value-type="float">
            <text:p>25.0190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92087741935" calcext:value-type="float">
            <text:p>25.91920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876" calcext:value-type="float">
            <text:p>25.42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914075" calcext:value-type="float">
            <text:p>25.1291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48338064516" calcext:value-type="float">
            <text:p>23.7548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49774545455" calcext:value-type="float">
            <text:p>22.644977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00752" calcext:value-type="float">
            <text:p>23.36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26315" calcext:value-type="float">
            <text:p>24.1026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84358709677" calcext:value-type="float">
            <text:p>24.5284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7736774194" calcext:value-type="float">
            <text:p>25.6457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82771612903" calcext:value-type="float">
            <text:p>26.2082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86294193548" calcext:value-type="float">
            <text:p>26.5686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5416774194" calcext:value-type="float">
            <text:p>25.3135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84237419355" calcext:value-type="float">
            <text:p>24.8984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78691612903" calcext:value-type="float">
            <text:p>24.4678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8299354839" calcext:value-type="float">
            <text:p>22.8758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2904" calcext:value-type="float">
            <text:p>21.80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9778" calcext:value-type="float">
            <text:p>20.82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9075" calcext:value-type="float">
            <text:p>23.262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1256774194" calcext:value-type="float">
            <text:p>23.8901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79741935484" calcext:value-type="float">
            <text:p>23.857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4583225806" calcext:value-type="float">
            <text:p>25.35945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9462068965" calcext:value-type="float">
            <text:p>25.31994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8196129032" calcext:value-type="float">
            <text:p>25.48481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92727741936" calcext:value-type="float">
            <text:p>25.66927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90418064516" calcext:value-type="float">
            <text:p>25.4190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37334285714" calcext:value-type="float">
            <text:p>24.86373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963" calcext:value-type="float">
            <text:p>23.70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9704" calcext:value-type="float">
            <text:p>23.30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981" calcext:value-type="float">
            <text:p>22.7079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89703529412" calcext:value-type="float">
            <text:p>22.958970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82325" calcext:value-type="float">
            <text:p>24.8748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8232" calcext:value-type="float">
            <text:p>26.4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610225" calcext:value-type="float">
            <text:p>26.7261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97744" calcext:value-type="float">
            <text:p>26.43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39974193548" calcext:value-type="float">
            <text:p>26.083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8153846154" calcext:value-type="float">
            <text:p>25.28081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71296" calcext:value-type="float">
            <text:p>25.49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919225" calcext:value-type="float">
            <text:p>24.7791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2296" calcext:value-type="float">
            <text:p>24.26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94605" calcext:value-type="float">
            <text:p>24.6394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206" calcext:value-type="float">
            <text:p>24.10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24016" calcext:value-type="float">
            <text:p>23.48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32294193548" calcext:value-type="float">
            <text:p>25.2732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5888" calcext:value-type="float">
            <text:p>26.5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71376" calcext:value-type="float">
            <text:p>27.84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23895" calcext:value-type="float">
            <text:p>28.2623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3736774194" calcext:value-type="float">
            <text:p>30.0653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7416516129" calcext:value-type="float">
            <text:p>29.2774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46941935484" calcext:value-type="float">
            <text:p>28.094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8431483871" calcext:value-type="float">
            <text:p>27.4184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8309677419" calcext:value-type="float">
            <text:p>27.148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8557241379" calcext:value-type="float">
            <text:p>26.868855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260675" calcext:value-type="float">
            <text:p>26.9526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638" calcext:value-type="float">
            <text:p>28.18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974" calcext:value-type="float">
            <text:p>28.39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5364" calcext:value-type="float">
            <text:p>30.72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9804137931" calcext:value-type="float">
            <text:p>31.91298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54637419355" calcext:value-type="float">
            <text:p>31.6954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25894193548" calcext:value-type="float">
            <text:p>31.5825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70856" calcext:value-type="float">
            <text:p>32.25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62025806452" calcext:value-type="float">
            <text:p>32.6662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2856" calcext:value-type="float">
            <text:p>32.3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1597419355" calcext:value-type="float">
            <text:p>30.7871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7866666667" calcext:value-type="float">
            <text:p>31.0167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76784516129" calcext:value-type="float">
            <text:p>31.9876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92392258064" calcext:value-type="float">
            <text:p>32.52923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9360516129" calcext:value-type="float">
            <text:p>32.6393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301425" calcext:value-type="float">
            <text:p>34.0230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20949677419" calcext:value-type="float">
            <text:p>33.4520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478275" calcext:value-type="float">
            <text:p>33.6947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13915" calcext:value-type="float">
            <text:p>33.2313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9159483871" calcext:value-type="float">
            <text:p>31.7191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2545" calcext:value-type="float">
            <text:p>30.6112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78727741935" calcext:value-type="float">
            <text:p>29.70787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839875" calcext:value-type="float">
            <text:p>29.0983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3476" calcext:value-type="float">
            <text:p>28.57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594475" calcext:value-type="float">
            <text:p>29.2759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52025" calcext:value-type="float">
            <text:p>30.195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25104516129" calcext:value-type="float">
            <text:p>30.2625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00715" calcext:value-type="float">
            <text:p>30.2900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5143225806" calcext:value-type="float">
            <text:p>30.76051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75395" calcext:value-type="float">
            <text:p>31.3675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52425" calcext:value-type="float">
            <text:p>30.515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9556129032" calcext:value-type="float">
            <text:p>29.6209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4385" calcext:value-type="float">
            <text:p>29.0354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98121290323" calcext:value-type="float">
            <text:p>28.5098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4911" calcext:value-type="float">
            <text:p>28.624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1408" calcext:value-type="float">
            <text:p>29.4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88695" calcext:value-type="float">
            <text:p>30.5788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01969032258" calcext:value-type="float">
            <text:p>30.3101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1153548387" calcext:value-type="float">
            <text:p>31.0711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523" calcext:value-type="float">
            <text:p>31.2355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06872258064" calcext:value-type="float">
            <text:p>31.16068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6632516129" calcext:value-type="float">
            <text:p>31.3866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42691612903" calcext:value-type="float">
            <text:p>29.9542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92211612903" calcext:value-type="float">
            <text:p>29.1892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1370322581" calcext:value-type="float">
            <text:p>28.9831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85468387097" calcext:value-type="float">
            <text:p>31.4385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4015" calcext:value-type="float">
            <text:p>33.3114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3108965517" calcext:value-type="float">
            <text:p>34.18931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13235" calcext:value-type="float">
            <text:p>34.2113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90972903226" calcext:value-type="float">
            <text:p>34.5890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0776774194" calcext:value-type="float">
            <text:p>34.9360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47275" calcext:value-type="float">
            <text:p>35.7864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42941935484" calcext:value-type="float">
            <text:p>36.324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81225" calcext:value-type="float">
            <text:p>35.8358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43995" calcext:value-type="float">
            <text:p>36.7243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634675" calcext:value-type="float">
            <text:p>34.0163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5396129032" calcext:value-type="float">
            <text:p>32.3885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6969" calcext:value-type="float">
            <text:p>32.1369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5771034483" calcext:value-type="float">
            <text:p>31.58957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8015" calcext:value-type="float">
            <text:p>33.0828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517" calcext:value-type="float">
            <text:p>34.616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2683870968" calcext:value-type="float">
            <text:p>33.893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9447" calcext:value-type="float">
            <text:p>35.1994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74015483871" calcext:value-type="float">
            <text:p>35.3274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92725" calcext:value-type="float">
            <text:p>35.9939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74475" calcext:value-type="float">
            <text:p>35.6767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64131612903" calcext:value-type="float">
            <text:p>34.9164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0425" calcext:value-type="float">
            <text:p>33.88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60686451613" calcext:value-type="float">
            <text:p>33.2660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9329" calcext:value-type="float">
            <text:p>31.9693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03114482759" calcext:value-type="float">
            <text:p>32.630311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51225" calcext:value-type="float">
            <text:p>33.365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924175" calcext:value-type="float">
            <text:p>34.3192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9922580645" calcext:value-type="float">
            <text:p>34.436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52725" calcext:value-type="float">
            <text:p>34.6985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72051612903" calcext:value-type="float">
            <text:p>35.157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627" calcext:value-type="float">
            <text:p>34.92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32345806452" calcext:value-type="float">
            <text:p>33.3032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18756363636" calcext:value-type="float">
            <text:p>32.001875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54625" calcext:value-type="float">
            <text:p>31.4215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64008" calcext:value-type="float">
            <text:p>33.0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139525" calcext:value-type="float">
            <text:p>33.2613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7215" calcext:value-type="float">
            <text:p>33.2047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3153548387" calcext:value-type="float">
            <text:p>33.0523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4553" calcext:value-type="float">
            <text:p>34.9045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6696774193" calcext:value-type="float">
            <text:p>35.10066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774275" calcext:value-type="float">
            <text:p>34.5177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945225" calcext:value-type="float">
            <text:p>34.4794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98049032258" calcext:value-type="float">
            <text:p>33.2698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52075" calcext:value-type="float">
            <text:p>32.7415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42322580645" calcext:value-type="float">
            <text:p>31.404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4103" calcext:value-type="float">
            <text:p>31.304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10193103448" calcext:value-type="float">
            <text:p>31.5410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87435" calcext:value-type="float">
            <text:p>32.6187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32875" calcext:value-type="float">
            <text:p>33.4913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47483870968" calcext:value-type="float">
            <text:p>34.304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26325" calcext:value-type="float">
            <text:p>35.6342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1368516129" calcext:value-type="float">
            <text:p>35.7513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4278" calcext:value-type="float">
            <text:p>36.514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10625" calcext:value-type="float">
            <text:p>36.2831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74828387097" calcext:value-type="float">
            <text:p>35.1174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104125" calcext:value-type="float">
            <text:p>35.0010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89891612903" calcext:value-type="float">
            <text:p>33.4289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406375" calcext:value-type="float">
            <text:p>32.5140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4353103448" calcext:value-type="float">
            <text:p>32.583435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32775" calcext:value-type="float">
            <text:p>33.843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40225" calcext:value-type="float">
            <text:p>33.3174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50092903226" calcext:value-type="float">
            <text:p>33.8850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60123636364" calcext:value-type="float">
            <text:p>34.666012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9943225806" calcext:value-type="float">
            <text:p>34.6009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67145" calcext:value-type="float">
            <text:p>32.3867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49184516129" calcext:value-type="float">
            <text:p>32.7649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43561290323" calcext:value-type="float">
            <text:p>33.6243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1053" calcext:value-type="float">
            <text:p>33.57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77202758621" calcext:value-type="float">
            <text:p>34.127720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94690909091" calcext:value-type="float">
            <text:p>31.8894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779725" calcext:value-type="float">
            <text:p>32.6677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215075" calcext:value-type="float">
            <text:p>33.9721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974925" calcext:value-type="float">
            <text:p>34.5697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28049032258" calcext:value-type="float">
            <text:p>34.4128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118675" calcext:value-type="float">
            <text:p>34.6411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18095" calcext:value-type="float">
            <text:p>35.0518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8583225806" calcext:value-type="float">
            <text:p>34.27485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34734545455" calcext:value-type="float">
            <text:p>32.963473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94134193548" calcext:value-type="float">
            <text:p>32.0794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8945" calcext:value-type="float">
            <text:p>33.0648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3244" calcext:value-type="float">
            <text:p>34.08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3565" calcext:value-type="float">
            <text:p>33.7133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70165" calcext:value-type="float">
            <text:p>32.5170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85785806452" calcext:value-type="float">
            <text:p>33.3885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421875" calcext:value-type="float">
            <text:p>33.7542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17184516129" calcext:value-type="float">
            <text:p>33.8317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9875" calcext:value-type="float">
            <text:p>32.665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469725" calcext:value-type="float">
            <text:p>30.7246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41491612903" calcext:value-type="float">
            <text:p>32.8041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59545" calcext:value-type="float">
            <text:p>30.1159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78410322581" calcext:value-type="float">
            <text:p>31.5678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965" calcext:value-type="float">
            <text:p>30.199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6022068965" calcext:value-type="float">
            <text:p>28.663602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2125" calcext:value-type="float">
            <text:p>29.132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856525" calcext:value-type="float">
            <text:p>29.6685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6126451613" calcext:value-type="float">
            <text:p>32.6656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35125" calcext:value-type="float">
            <text:p>31.7663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4033548387" calcext:value-type="float">
            <text:p>31.8514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164125" calcext:value-type="float">
            <text:p>32.1816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354375" calcext:value-type="float">
            <text:p>32.1635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68980645161" calcext:value-type="float">
            <text:p>31.716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19725" calcext:value-type="float">
            <text:p>31.021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01870967742" calcext:value-type="float">
            <text:p>29.150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056625" calcext:value-type="float">
            <text:p>31.2005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24386206897" calcext:value-type="float">
            <text:p>31.99243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475" calcext:value-type="float">
            <text:p>29.70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408625" calcext:value-type="float">
            <text:p>28.8840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4375483871" calcext:value-type="float">
            <text:p>32.304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6827" calcext:value-type="float">
            <text:p>33.2868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08864516129" calcext:value-type="float">
            <text:p>33.270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668375" calcext:value-type="float">
            <text:p>34.4266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13651612903" calcext:value-type="float">
            <text:p>34.151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74725" calcext:value-type="float">
            <text:p>33.117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24335483871" calcext:value-type="float">
            <text:p>31.392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919875" calcext:value-type="float">
            <text:p>31.6891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82689655172" calcext:value-type="float">
            <text:p>32.6582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078" calcext:value-type="float">
            <text:p>32.91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265975" calcext:value-type="float">
            <text:p>33.4726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91019354839" calcext:value-type="float">
            <text:p>35.339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689625" calcext:value-type="float">
            <text:p>36.1268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47677419355" calcext:value-type="float">
            <text:p>36.794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317" calcext:value-type="float">
            <text:p>36.793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0895483871" calcext:value-type="float">
            <text:p>34.940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26722580645" calcext:value-type="float">
            <text:p>34.162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3563636364" calcext:value-type="float">
            <text:p>32.2113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00735483871" calcext:value-type="float">
            <text:p>31.560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683375" calcext:value-type="float">
            <text:p>31.8168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7572" calcext:value-type="float">
            <text:p>31.62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815075" calcext:value-type="float">
            <text:p>32.4481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45375" calcext:value-type="float">
            <text:p>33.3484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6095483871" calcext:value-type="float">
            <text:p>34.636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429625" calcext:value-type="float">
            <text:p>34.3742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39741935484" calcext:value-type="float">
            <text:p>33.763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05075" calcext:value-type="float">
            <text:p>34.540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16875" calcext:value-type="float">
            <text:p>33.7351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22516129032" calcext:value-type="float">
            <text:p>33.132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98575" calcext:value-type="float">
            <text:p>33.149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2384516129" calcext:value-type="float">
            <text:p>33.212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84875" calcext:value-type="float">
            <text:p>33.618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1075862069" calcext:value-type="float">
            <text:p>32.4181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16375" calcext:value-type="float">
            <text:p>32.9331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595" calcext:value-type="float">
            <text:p>33.335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97974193548" calcext:value-type="float">
            <text:p>34.389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93375" calcext:value-type="float">
            <text:p>33.7599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3896774194" calcext:value-type="float">
            <text:p>34.384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008125" calcext:value-type="float">
            <text:p>34.9400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1187096774" calcext:value-type="float">
            <text:p>33.433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165125" calcext:value-type="float">
            <text:p>32.2616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0575483871" calcext:value-type="float">
            <text:p>32.380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0925" calcext:value-type="float">
            <text:p>31.982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87075862069" calcext:value-type="float">
            <text:p>33.4087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22775" calcext:value-type="float">
            <text:p>33.462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6412903226" calcext:value-type="float">
            <text:p>33.226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87969032258" calcext:value-type="float">
            <text:p>34.3487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3272" calcext:value-type="float">
            <text:p>34.0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7303225806" calcext:value-type="float">
            <text:p>34.7747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21161290323" calcext:value-type="float">
            <text:p>34.752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7" calcext:value-type="float">
            <text:p>33.15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73419354839" calcext:value-type="float">
            <text:p>32.687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4112" calcext:value-type="float">
            <text:p>31.8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02412903226" calcext:value-type="float">
            <text:p>31.550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79485714286" calcext:value-type="float">
            <text:p>32.0279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96632258065" calcext:value-type="float">
            <text:p>31.3496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49385714286" calcext:value-type="float">
            <text:p>30.80493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4284" calcext:value-type="float">
            <text:p>30.97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85819354839" calcext:value-type="float">
            <text:p>31.178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56957142857" calcext:value-type="float">
            <text:p>30.87569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82658064516" calcext:value-type="float">
            <text:p>33.688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1380645161" calcext:value-type="float">
            <text:p>32.494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2852" calcext:value-type="float">
            <text:p>31.96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6696774194" calcext:value-type="float">
            <text:p>31.6716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3316" calcext:value-type="float">
            <text:p>31.10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8903225807" calcext:value-type="float">
            <text:p>30.3398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8717241379" calcext:value-type="float">
            <text:p>29.28287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046" calcext:value-type="float">
            <text:p>28.943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1269565217" calcext:value-type="float">
            <text:p>29.044126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588" calcext:value-type="float">
            <text:p>29.59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17870967742" calcext:value-type="float">
            <text:p>30.521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0008" calcext:value-type="float">
            <text:p>30.84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24110967742" calcext:value-type="float">
            <text:p>30.9424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72898064516" calcext:value-type="float">
            <text:p>28.9272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8452" calcext:value-type="float">
            <text:p>31.04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9848" calcext:value-type="float">
            <text:p>30.2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7895483871" calcext:value-type="float">
            <text:p>26.177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89071428571" calcext:value-type="float">
            <text:p>30.98890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03535483871" calcext:value-type="float">
            <text:p>29.990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68348387097" calcext:value-type="float">
            <text:p>31.456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5808" calcext:value-type="float">
            <text:p>32.2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32064516129" calcext:value-type="float">
            <text:p>32.783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1716" calcext:value-type="float">
            <text:p>32.27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5703225806" calcext:value-type="float">
            <text:p>32.7325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82438709677" calcext:value-type="float">
            <text:p>32.898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2728" calcext:value-type="float">
            <text:p>33.0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01638709677" calcext:value-type="float">
            <text:p>33.020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58552" calcext:value-type="float">
            <text:p>31.50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6193548387" calcext:value-type="float">
            <text:p>31.293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80784615385" calcext:value-type="float">
            <text:p>31.51807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26529032258" calcext:value-type="float">
            <text:p>31.672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62722580645" calcext:value-type="float">
            <text:p>32.486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108" calcext:value-type="float">
            <text:p>33.1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08348387097" calcext:value-type="float">
            <text:p>32.980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69536" calcext:value-type="float">
            <text:p>32.21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63535483871" calcext:value-type="float">
            <text:p>32.276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22374193548" calcext:value-type="float">
            <text:p>31.052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16742857143" calcext:value-type="float">
            <text:p>31.9016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87314285714" calcext:value-type="float">
            <text:p>30.3087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4936" calcext:value-type="float">
            <text:p>30.0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06848" calcext:value-type="float">
            <text:p>29.71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08167741935" calcext:value-type="float">
            <text:p>29.6408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7742857143" calcext:value-type="float">
            <text:p>31.1777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933" calcext:value-type="float">
            <text:p>32.739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1332" calcext:value-type="float">
            <text:p>32.50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80516129032" calcext:value-type="float">
            <text:p>33.818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9225806452" calcext:value-type="float">
            <text:p>32.330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6993548387" calcext:value-type="float">
            <text:p>30.790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65208" calcext:value-type="float">
            <text:p>30.1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97447741935" calcext:value-type="float">
            <text:p>30.96974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1404137931" calcext:value-type="float">
            <text:p>30.9414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23135483871" calcext:value-type="float">
            <text:p>30.432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4090322581" calcext:value-type="float">
            <text:p>30.397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575" calcext:value-type="float">
            <text:p>32.0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9244" calcext:value-type="float">
            <text:p>31.28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27043478261" calcext:value-type="float">
            <text:p>30.5827043478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39915789474" calcext:value-type="float">
            <text:p>30.933991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8744516129" calcext:value-type="float">
            <text:p>30.758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8052" calcext:value-type="float">
            <text:p>31.65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40709677419" calcext:value-type="float">
            <text:p>30.974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6024" calcext:value-type="float">
            <text:p>30.9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64658064516" calcext:value-type="float">
            <text:p>30.716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32628571428" calcext:value-type="float">
            <text:p>32.09326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5212903226" calcext:value-type="float">
            <text:p>31.885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5212903226" calcext:value-type="float">
            <text:p>31.885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9804" calcext:value-type="float">
            <text:p>31.95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81470967742" calcext:value-type="float">
            <text:p>31.878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2155862069" calcext:value-type="float">
            <text:p>31.8321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6942" calcext:value-type="float">
            <text:p>30.396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6696774194" calcext:value-type="float">
            <text:p>33.5766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46317241379" calcext:value-type="float">
            <text:p>31.9346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50361290323" calcext:value-type="float">
            <text:p>31.445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8528571429" calcext:value-type="float">
            <text:p>32.24185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87903448276" calcext:value-type="float">
            <text:p>31.9687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0378947368" calcext:value-type="float">
            <text:p>29.580037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358" calcext:value-type="float">
            <text:p>32.45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93446153846" calcext:value-type="float">
            <text:p>33.14934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41550967742" calcext:value-type="float">
            <text:p>32.7041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45" calcext:value-type="float">
            <text:p>31.54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33842857143" calcext:value-type="float">
            <text:p>30.34338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64654545455" calcext:value-type="float">
            <text:p>29.21646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9575" calcext:value-type="float">
            <text:p>30.88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8771428571" calcext:value-type="float">
            <text:p>32.2728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1764" calcext:value-type="float">
            <text:p>31.1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1587096774" calcext:value-type="float">
            <text:p>31.848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8916129032" calcext:value-type="float">
            <text:p>31.013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26" calcext:value-type="float">
            <text:p>30.9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34116129032" calcext:value-type="float">
            <text:p>30.983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42312" calcext:value-type="float">
            <text:p>30.70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81561290323" calcext:value-type="float">
            <text:p>29.738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3806896552" calcext:value-type="float">
            <text:p>29.5713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50508387097" calcext:value-type="float">
            <text:p>29.37505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39343448276" calcext:value-type="float">
            <text:p>26.643934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11928421053" calcext:value-type="float">
            <text:p>27.551192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01651428571" calcext:value-type="float">
            <text:p>28.10016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3654545454" calcext:value-type="float">
            <text:p>28.416365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117" calcext:value-type="float">
            <text:p>27.141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11507692308" calcext:value-type="float">
            <text:p>27.67115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0624" calcext:value-type="float">
            <text:p>28.3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50956521739" calcext:value-type="float">
            <text:p>28.015095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8652631579" calcext:value-type="float">
            <text:p>26.694865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5925" calcext:value-type="float">
            <text:p>27.08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146" calcext:value-type="float">
            <text:p>28.19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6262068966" calcext:value-type="float">
            <text:p>28.09362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44953846154" calcext:value-type="float">
            <text:p>28.05449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0588235294" calcext:value-type="float">
            <text:p>28.687058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7" calcext:value-type="float">
            <text:p>28.0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0208" calcext:value-type="float">
            <text:p>28.0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177" calcext:value-type="float">
            <text:p>28.13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9291034483" calcext:value-type="float">
            <text:p>27.928929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02336" calcext:value-type="float">
            <text:p>26.71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73169230769" calcext:value-type="float">
            <text:p>26.59731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6948" calcext:value-type="float">
            <text:p>27.39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29187096774" calcext:value-type="float">
            <text:p>28.022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0124" calcext:value-type="float">
            <text:p>28.17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99677419355" calcext:value-type="float">
            <text:p>28.869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25846153846" calcext:value-type="float">
            <text:p>28.59258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436" calcext:value-type="float">
            <text:p>28.5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0477419355" calcext:value-type="float">
            <text:p>28.367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4975" calcext:value-type="float">
            <text:p>27.10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24642857143" calcext:value-type="float">
            <text:p>26.79246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35942857143" calcext:value-type="float">
            <text:p>26.9435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12285714286" calcext:value-type="float">
            <text:p>26.5212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7458823529" calcext:value-type="float">
            <text:p>24.905745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2311111111" calcext:value-type="float">
            <text:p>27.13623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2107826087" calcext:value-type="float">
            <text:p>27.63210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86925" calcext:value-type="float">
            <text:p>27.638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31" calcext:value-type="float">
            <text:p>28.6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84761290323" calcext:value-type="float">
            <text:p>28.4884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3" calcext:value-type="float">
            <text:p>29.3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51972413793" calcext:value-type="float">
            <text:p>28.4451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5214285714" calcext:value-type="float">
            <text:p>27.73952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12709677419" calcext:value-type="float">
            <text:p>27.621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28272727273" calcext:value-type="float">
            <text:p>28.1628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58451612903" calcext:value-type="float">
            <text:p>28.085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9006451613" calcext:value-type="float">
            <text:p>28.111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31006451613" calcext:value-type="float">
            <text:p>30.093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6015483871" calcext:value-type="float">
            <text:p>30.186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60036363636" calcext:value-type="float">
            <text:p>27.94600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86630769231" calcext:value-type="float">
            <text:p>28.86866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9729032258" calcext:value-type="float">
            <text:p>28.898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36547692308" calcext:value-type="float">
            <text:p>27.893654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72345806452" calcext:value-type="float">
            <text:p>27.2072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31628387097" calcext:value-type="float">
            <text:p>27.2231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5177142857" calcext:value-type="float">
            <text:p>27.80051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8932307692" calcext:value-type="float">
            <text:p>28.687893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0116" calcext:value-type="float">
            <text:p>28.36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31768" calcext:value-type="float">
            <text:p>28.31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2855483871" calcext:value-type="float">
            <text:p>27.762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572" calcext:value-type="float">
            <text:p>29.08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0090322581" calcext:value-type="float">
            <text:p>29.102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47792" calcext:value-type="float">
            <text:p>27.2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16816" calcext:value-type="float">
            <text:p>26.61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1347096774" calcext:value-type="float">
            <text:p>27.0841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79592" calcext:value-type="float">
            <text:p>27.25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6528" calcext:value-type="float">
            <text:p>28.9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68108387097" calcext:value-type="float">
            <text:p>28.2168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59112" calcext:value-type="float">
            <text:p>27.63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03956129032" calcext:value-type="float">
            <text:p>28.9503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04374193548" calcext:value-type="float">
            <text:p>28.0804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8024" calcext:value-type="float">
            <text:p>28.94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11081290323" calcext:value-type="float">
            <text:p>28.2111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8384" calcext:value-type="float">
            <text:p>27.8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5096774194" calcext:value-type="float">
            <text:p>26.200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9154285714" calcext:value-type="float">
            <text:p>24.79591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43638709677" calcext:value-type="float">
            <text:p>24.714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13491612903" calcext:value-type="float">
            <text:p>25.6413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76392" calcext:value-type="float">
            <text:p>25.96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5166451613" calcext:value-type="float">
            <text:p>27.3255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22176" calcext:value-type="float">
            <text:p>26.58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08088" calcext:value-type="float">
            <text:p>27.40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69904" calcext:value-type="float">
            <text:p>27.78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21215483871" calcext:value-type="float">
            <text:p>27.3721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12976" calcext:value-type="float">
            <text:p>26.84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88784516129" calcext:value-type="float">
            <text:p>26.3488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28965517241" calcext:value-type="float">
            <text:p>25.8028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9136" calcext:value-type="float">
            <text:p>25.67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0893793104" calcext:value-type="float">
            <text:p>24.810089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4736" calcext:value-type="float">
            <text:p>25.70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62069677419" calcext:value-type="float">
            <text:p>25.9662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7048" calcext:value-type="float">
            <text:p>25.29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17432258064" calcext:value-type="float">
            <text:p>25.1317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05527741936" calcext:value-type="float">
            <text:p>24.4805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587648" calcext:value-type="float">
            <text:p>24.675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82373333333" calcext:value-type="float">
            <text:p>24.92823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8313846154" calcext:value-type="float">
            <text:p>23.503831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45058064516" calcext:value-type="float">
            <text:p>22.654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65994285714" calcext:value-type="float">
            <text:p>21.88659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8002580645" calcext:value-type="float">
            <text:p>23.3758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2577777778" calcext:value-type="float">
            <text:p>23.87825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70312" calcext:value-type="float">
            <text:p>23.89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4972903226" calcext:value-type="float">
            <text:p>24.0734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892" calcext:value-type="float">
            <text:p>26.69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2923870968" calcext:value-type="float">
            <text:p>26.8462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12975483871" calcext:value-type="float">
            <text:p>25.3512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70311428571" calcext:value-type="float">
            <text:p>26.64703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63449230769" calcext:value-type="float">
            <text:p>24.916344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96854285714" calcext:value-type="float">
            <text:p>24.47968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5063225806" calcext:value-type="float">
            <text:p>24.60050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5189565217" calcext:value-type="float">
            <text:p>25.322518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57574193548" calcext:value-type="float">
            <text:p>24.925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5873548387" calcext:value-type="float">
            <text:p>25.3225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8272" calcext:value-type="float">
            <text:p>25.94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26152258064" calcext:value-type="float">
            <text:p>26.01261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82874285714" calcext:value-type="float">
            <text:p>26.24828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304192" calcext:value-type="float">
            <text:p>27.17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413952" calcext:value-type="float">
            <text:p>25.744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372" calcext:value-type="float">
            <text:p>26.4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0334" calcext:value-type="float">
            <text:p>24.770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08064" calcext:value-type="float">
            <text:p>23.52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7452903226" calcext:value-type="float">
            <text:p>24.5337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70791428571" calcext:value-type="float">
            <text:p>25.50707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49911111111" calcext:value-type="float">
            <text:p>24.83499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1860645161" calcext:value-type="float">
            <text:p>24.8771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0892" calcext:value-type="float">
            <text:p>23.90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1672" calcext:value-type="float">
            <text:p>23.7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0008" calcext:value-type="float">
            <text:p>23.9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1573333333" calcext:value-type="float">
            <text:p>23.01815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2109" calcext:value-type="float">
            <text:p>23.7321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93790344828" calcext:value-type="float">
            <text:p>23.199379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5389090909" calcext:value-type="float">
            <text:p>22.91153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9188" calcext:value-type="float">
            <text:p>22.45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85688275862" calcext:value-type="float">
            <text:p>22.208568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42954482759" calcext:value-type="float">
            <text:p>21.834295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04933333333" calcext:value-type="float">
            <text:p>22.1504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0152" calcext:value-type="float">
            <text:p>22.75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27527741936" calcext:value-type="float">
            <text:p>23.0327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68922857143" calcext:value-type="float">
            <text:p>22.59689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360736" calcext:value-type="float">
            <text:p>22.583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99904516129" calcext:value-type="float">
            <text:p>21.5299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04477241379" calcext:value-type="float">
            <text:p>22.08044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29630967742" calcext:value-type="float">
            <text:p>21.6429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8616" calcext:value-type="float">
            <text:p>21.4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628" calcext:value-type="float">
            <text:p>21.91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136704" calcext:value-type="float">
            <text:p>21.331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6260869565" calcext:value-type="float">
            <text:p>19.437626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4651428571" calcext:value-type="float">
            <text:p>20.84846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8193103448" calcext:value-type="float">
            <text:p>21.5588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82611612903" calcext:value-type="float">
            <text:p>21.5082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58898181818" calcext:value-type="float">
            <text:p>20.315889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5271111111" calcext:value-type="float">
            <text:p>18.83652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021888" calcext:value-type="float">
            <text:p>20.100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59928888889" calcext:value-type="float">
            <text:p>19.105992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41933333333" calcext:value-type="float">
            <text:p>18.7341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04646956522" calcext:value-type="float">
            <text:p>18.560464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530081085001</text:p>
          </table:table-cell>
          <table:table-cell office:value-type="string" calcext:value-type="string">
            <text:p>195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22314285714" calcext:value-type="float">
            <text:p>18.9422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796" meta:object-count="0"/>
    <meta:user-defined meta:name="AppVersion">3.0</meta:user-defined>
  </office:meta>
</office:document-meta>
</file>